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8.15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</text:p>
          </table:table-cell>
          <table:table-cell office:value-type="string" calcext:value-type="string">
            <text:p>11.42.</text:p>
          </table:table-cell>
          <table:table-cell table:number-columns-repeated="2"/>
          <table:table-cell office:value-type="string" calcext:value-type="string">
            <text:p>9142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+19.57=820.0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.00.0000</text:date>, <text:time style:data-style-name="N2" text:time-value="02:40:38.5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20T02:46:51.850000000</dc:date>
    <meta:editing-duration>P2DT19H33M32S</meta:editing-duration>
    <meta:editing-cycles>1055</meta:editing-cycles>
    <meta:document-statistic meta:table-count="2" meta:cell-count="4814" meta:object-count="0"/>
  </office:meta>
</office:document-meta>
</file>